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9"/>
    <style:style style:name="ce4" style:family="table-cell" style:parent-style-name="Default" style:data-style-name="N12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heel</text:p>
            <text:p>Diameter</text:p>
          </table:table-cell>
          <table:table-cell table:style-name="ce2" office:value-type="string" calcext:value-type="string">
            <text:p>Start</text:p>
            <text:p>Odom x</text:p>
          </table:table-cell>
          <table:table-cell table:style-name="ce2" office:value-type="string" calcext:value-type="string">
            <text:p>Start</text:p>
            <text:p>Odom y</text:p>
          </table:table-cell>
          <table:table-cell table:style-name="ce2" office:value-type="string" calcext:value-type="string">
            <text:p>End</text:p>
            <text:p>Odom x</text:p>
          </table:table-cell>
          <table:table-cell table:style-name="ce2" office:value-type="string" calcext:value-type="string">
            <text:p>End</text:p>
            <text:p>Odom y</text:p>
          </table:table-cell>
          <table:table-cell table:style-name="ce4" office:value-type="string" calcext:value-type="string">
            <text:p>Traveled</text:p>
          </table:table-cell>
          <table:table-cell table:style-name="ce1" office:value-type="string" calcext:value-type="string">
            <text:p>Actual</text:p>
            <text:p>Traveled</text:p>
          </table:table-cell>
          <table:table-cell table:style-name="ce1" office:value-type="string" calcext:value-type="string">
            <text:p>New</text:p>
            <text:p>Wheel Dia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float" office:value="-0.00015" calcext:value-type="float">
            <text:p>-0.0002</text:p>
          </table:table-cell>
          <table:table-cell office:value-type="float" office:value="-0.00012" calcext:value-type="float">
            <text:p>-0.0001</text:p>
          </table:table-cell>
          <table:table-cell office:value-type="float" office:value="0.90139" calcext:value-type="float">
            <text:p>0.9014</text:p>
          </table:table-cell>
          <table:table-cell office:value-type="float" office:value="0.166811" calcext:value-type="float">
            <text:p>0.1668</text:p>
          </table:table-cell>
          <table:table-cell table:formula="of:=SQRT(([.D2]-[.B2])*([.D2]-[.B2])-([.E2]-[.C2])*([.E2]-[.C2]))" office:value-type="float" office:value="0.885950570200731" calcext:value-type="float">
            <text:p>0.8860</text:p>
          </table:table-cell>
          <table:table-cell table:number-columns-repeated="2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1.14454436302185" calcext:value-type="float">
            <text:p>-1.1445</text:p>
          </table:table-cell>
          <table:table-cell office:value-type="float" office:value="0.00123747473116964" calcext:value-type="float">
            <text:p>0.0012</text:p>
          </table:table-cell>
          <table:table-cell table:formula="of:=SQRT(([.D3]-[.B3])*([.D3]-[.B3])-([.E3]-[.C3])*([.E3]-[.C3]))" office:value-type="float" office:value="1.1445436940464" calcext:value-type="float">
            <text:p>1.1445</text:p>
          </table:table-cell>
          <table:table-cell office:value-type="float" office:value="0.975" calcext:value-type="float">
            <text:p>0.975</text:p>
          </table:table-cell>
          <table:table-cell table:formula="of:=[.A3]*([.G3]/[.F3])" office:value-type="float" office:value="0.102224144529039" calcext:value-type="float">
            <text:p>0.102224144529039</text:p>
          </table:table-cell>
        </table:table-row>
        <table:table-row table:style-name="ro2">
          <table:table-cell table:number-columns-repeated="5"/>
          <table:table-cell table:formula="of:=SQRT(([.D4]-[.B4])*([.D4]-[.B4])-([.E4]-[.C4])*([.E4]-[.C4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5]-[.B5])*([.D5]-[.B5])-([.E5]-[.C5])*([.E5]-[.C5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6]-[.B6])*([.D6]-[.B6])-([.E6]-[.C6])*([.E6]-[.C6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7]-[.B7])*([.D7]-[.B7])-([.E7]-[.C7])*([.E7]-[.C7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8]-[.B8])*([.D8]-[.B8])-([.E8]-[.C8])*([.E8]-[.C8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9]-[.B9])*([.D9]-[.B9])-([.E9]-[.C9])*([.E9]-[.C9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0]-[.B10])*([.D10]-[.B10])-([.E10]-[.C10])*([.E10]-[.C10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1]-[.B11])*([.D11]-[.B11])-([.E11]-[.C11])*([.E11]-[.C11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2]-[.B12])*([.D12]-[.B12])-([.E12]-[.C12])*([.E12]-[.C12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3]-[.B13])*([.D13]-[.B13])-([.E13]-[.C13])*([.E13]-[.C13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4]-[.B14])*([.D14]-[.B14])-([.E14]-[.C14])*([.E14]-[.C14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5]-[.B15])*([.D15]-[.B15])-([.E15]-[.C15])*([.E15]-[.C15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6]-[.B16])*([.D16]-[.B16])-([.E16]-[.C16])*([.E16]-[.C16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7]-[.B17])*([.D17]-[.B17])-([.E17]-[.C17])*([.E17]-[.C17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8]-[.B18])*([.D18]-[.B18])-([.E18]-[.C18])*([.E18]-[.C18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19]-[.B19])*([.D19]-[.B19])-([.E19]-[.C19])*([.E19]-[.C19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20]-[.B20])*([.D20]-[.B20])-([.E20]-[.C20])*([.E20]-[.C20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21]-[.B21])*([.D21]-[.B21])-([.E21]-[.C21])*([.E21]-[.C21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22]-[.B22])*([.D22]-[.B22])-([.E22]-[.C22])*([.E22]-[.C22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23]-[.B23])*([.D23]-[.B23])-([.E23]-[.C23])*([.E23]-[.C23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SQRT(([.D24]-[.B24])*([.D24]-[.B24])-([.E24]-[.C24])*([.E24]-[.C24]))" office:value-type="float" office:value="0" calcext:value-type="float">
            <text:p>0.0000</text:p>
          </table:table-cell>
          <table:table-cell table:number-columns-repeated="2"/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21:38:29.983794462</meta:creation-date>
    <dc:date>2024-12-31T21:49:55.149787828</dc:date>
    <meta:editing-duration>PT21S</meta:editing-duration>
    <meta:editing-cycles>1</meta:editing-cycles>
    <meta:document-statistic meta:table-count="1" meta:cell-count="43" meta:object-count="0"/>
    <meta:generator>LibreOffice/24.2.6.2$Linux_X86_64 LibreOffice_project/420$Build-2</meta:generator>
  </office:meta>
</office:document-meta>
</file>